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(<text:span text:style-name="T1">program</text:span>) = { <text:span text:style-name="T3">program </text:span>}</text:p>
      <text:p text:style-name="P1">follow(<text:span text:style-name="T1">program</text:span>) = { $ }</text:p>
      <text:p text:style-name="P1"/>
      <text:p text:style-name="P1">first(<text:span text:style-name="T1">program'</text:span>) = { <text:span text:style-name="T3">var</text:span>, <text:span text:style-name="T3">function</text:span>, <text:span text:style-name="T3">begin </text:span>}</text:p>
      <text:p text:style-name="P1">follow(<text:span text:style-name="T1">program'</text:span>) = { $ }</text:p>
      <text:p text:style-name="P1"/>
      <text:p text:style-name="P1">first(<text:span text:style-name="T1">program''</text:span>) = { <text:span text:style-name="T3">function</text:span>, <text:span text:style-name="T3">begin </text:span>}</text:p>
      <text:p text:style-name="P1">follow(<text:span text:style-name="T1">program''</text:span>) = { $ }</text:p>
      <text:p text:style-name="P1"/>
      <text:p text:style-name="P1">first(<text:span text:style-name="T1">program'''</text:span>) = { <text:span text:style-name="T3">begin </text:span>}</text:p>
      <text:p text:style-name="P1">follow(<text:span text:style-name="T1">program'''</text:span>) = { $ }</text:p>
      <text:p text:style-name="P1"/>
      <text:p text:style-name="P1">first(<text:span text:style-name="T1">identifier_list</text:span>) = { <text:span text:style-name="T3">id </text:span>}</text:p>
      <text:p text:style-name="P1">follow(<text:span text:style-name="T1">identifier_list</text:span>) = { <text:span text:style-name="T3">) </text:span>}</text:p>
      <text:p text:style-name="P1"/>
      <text:p text:style-name="P1">first(<text:span text:style-name="T1">identifier_list'</text:span>) = { <text:span text:style-name="T3">,</text:span> , <text:span text:style-name="T3">ε </text:span>}</text:p>
      <text:p text:style-name="P1">follow(<text:span text:style-name="T1">identifier_list'</text:span>) = { <text:span text:style-name="T3">) </text:span>}</text:p>
      <text:p text:style-name="P1"/>
      <text:p text:style-name="P1">first(<text:span text:style-name="T1">declarations</text:span><text:span text:style-name="T4">) = { </text:span><text:span text:style-name="T5">var</text:span><text:span text:style-name="T4"> }</text:span></text:p>
      <text:p text:style-name="P1">follow(<text:span text:style-name="T1">declarations</text:span>) = { <text:span text:style-name="T3">function</text:span>, <text:span text:style-name="T3">begin </text:span>}</text:p>
      <text:p text:style-name="P2"/>
      <text:p text:style-name="P1"><text:span text:style-name="T4">first(</text:span><text:span text:style-name="T2">declarations'</text:span><text:span text:style-name="T4">) = { </text:span><text:span text:style-name="T5">var</text:span><text:span text:style-name="T4">, </text:span><text:span text:style-name="T5">ε</text:span><text:span text:style-name="T4"> }</text:span></text:p>
      <text:p text:style-name="P1">follow(<text:span text:style-name="T1">declarations'</text:span>) = { <text:span text:style-name="T3">function</text:span>, <text:span text:style-name="T3">begin </text:span>}</text:p>
      <text:p text:style-name="P2"/>
      <text:p text:style-name="P1">first(<text:span text:style-name="T1">type</text:span>) = { <text:span text:style-name="T3">integer</text:span>, <text:span text:style-name="T3">real</text:span>, <text:span text:style-name="T3">array</text:span> }</text:p>
      <text:p text:style-name="P1">follow(<text:span text:style-name="T1">type</text:span>) = { <text:span text:style-name="T3">; </text:span><text:span text:style-name="T1">, </text:span>) }</text:p>
      <text:p text:style-name="P1"/>
      <text:p text:style-name="P1">first(<text:span text:style-name="T1">standard_type</text:span>) = { <text:span text:style-name="T3">integer</text:span>, <text:span text:style-name="T3">real</text:span> }</text:p>
      <text:p text:style-name="P1">follow(<text:span text:style-name="T1">standard_type</text:span>) = { <text:span text:style-name="T3">; </text:span><text:span text:style-name="T1">, </text:span>) }</text:p>
      <text:p text:style-name="P1"/>
      <text:p text:style-name="P1">first(<text:span text:style-name="T1">subprogram_declarations</text:span>) = { <text:span text:style-name="T3">function</text:span> }</text:p>
      <text:p text:style-name="P1">follow(<text:span text:style-name="T1">subprogram_declarations</text:span>) = { <text:span text:style-name="T3">begin </text:span>}</text:p>
      <text:p text:style-name="P2"/>
      <text:p text:style-name="P1">first(<text:span text:style-name="T1">subprogram_declarations'</text:span>) = { <text:span text:style-name="T3">function</text:span>, <text:span text:style-name="T3">ε</text:span> }</text:p>
      <text:p text:style-name="P1">follow(<text:span text:style-name="T1">subprogram_declarations'</text:span>) = { <text:span text:style-name="T3">begin </text:span>}</text:p>
      <text:p text:style-name="P2"/>
      <text:p text:style-name="P1">first(<text:span text:style-name="T1">subprogram_declaration</text:span>) = { <text:span text:style-name="T3">function</text:span> }</text:p>
      <text:p text:style-name="P1">follow(<text:span text:style-name="T1">subprogram_declaration</text:span>) = { <text:span text:style-name="T3">;</text:span> }</text:p>
      <text:p text:style-name="P1"/>
      <text:p text:style-name="P1">first(<text:span text:style-name="T1">subprogram_declaration'</text:span>) = { <text:span text:style-name="T3">var</text:span>,<text:span text:style-name="T3"> function</text:span>, <text:span text:style-name="T3">begin</text:span> }</text:p>
      <text:p text:style-name="P1">follow(<text:span text:style-name="T1">subprogram_declaration'</text:span>) = { <text:span text:style-name="T3">;</text:span> }</text:p>
      <text:p text:style-name="P1"/>
      <text:p text:style-name="P1">first(<text:span text:style-name="T1">subprogram_declaration''</text:span>) = { <text:span text:style-name="T3">function</text:span>, <text:span text:style-name="T3">begin</text:span> }</text:p>
      <text:p text:style-name="P1">follow(<text:span text:style-name="T1">subprogram_declaration''</text:span>) = { <text:span text:style-name="T3">;</text:span> }</text:p>
      <text:p text:style-name="P1"/>
      <text:p text:style-name="P1">first(<text:span text:style-name="T1">subprogram_head</text:span>) = { <text:span text:style-name="T3">function</text:span> }</text:p>
      <text:p text:style-name="P1">follow(<text:span text:style-name="T1">subprogram_head</text:span>) = { <text:span text:style-name="T3">var</text:span>,<text:span text:style-name="T3"> function</text:span>, <text:span text:style-name="T3">begin</text:span> }</text:p>
      <text:p text:style-name="P1"/>
      <text:p text:style-name="P1">first(<text:span text:style-name="T1">subprogram_head'</text:span>) = { <text:span text:style-name="T3">( </text:span>, <text:span text:style-name="T3">:</text:span> }</text:p>
      <text:p text:style-name="P1">follow(<text:span text:style-name="T1">subprogram_head'</text:span>) = { <text:span text:style-name="T3">var</text:span>,<text:span text:style-name="T3"> function</text:span>, <text:span text:style-name="T3">begin</text:span> }</text:p>
      <text:p text:style-name="P1"/>
      <text:p text:style-name="P1">first(<text:span text:style-name="T1">subprogram_head''</text:span>) = { <text:span text:style-name="T3">:</text:span> }</text:p>
      <text:p text:style-name="P1">follow(<text:span text:style-name="T1">subprogram_head''</text:span>) = { <text:span text:style-name="T3">var</text:span>,<text:span text:style-name="T3"> function</text:span>, <text:span text:style-name="T3">begin</text:span> }</text:p>
      <text:p text:style-name="P1"/>
      <text:p text:style-name="P1">first(<text:span text:style-name="T1">parameter_list</text:span>) = { <text:span text:style-name="T3">id </text:span>}</text:p>
      <text:p text:style-name="P1">follow(<text:span text:style-name="T1">parameter_list</text:span>) = { <text:span text:style-name="T3">)</text:span> }</text:p>
      <text:p text:style-name="P1"/>
      <text:p text:style-name="P1">first(<text:span text:style-name="T1">parameter_list'</text:span>) = { <text:span text:style-name="T3">; </text:span>, <text:span text:style-name="T3">ε</text:span> }</text:p>
      <text:p text:style-name="P1">follow(<text:span text:style-name="T1">parameter_list'</text:span>) = { <text:span text:style-name="T3">)</text:span> }</text:p>
      <text:p text:style-name="P1"/>
      <text:p text:style-name="P1">first(<text:span text:style-name="T1">compound_statement</text:span>) = { <text:span text:style-name="T3">begin</text:span> }</text:p>
      <text:p text:style-name="P1">follow(<text:span text:style-name="T1">compound_statement</text:span>) = { <text:span text:style-name="T3">.</text:span> , <text:span text:style-name="T3">end </text:span>, <text:span text:style-name="T3">;</text:span> , <text:span text:style-name="T3">else</text:span> }</text:p>
      <text:p text:style-name="P1"/>
      <text:p text:style-name="P1">first(<text:span text:style-name="T1">compound_statement'</text:span>) = { <text:span text:style-name="T3">id</text:span>, <text:span text:style-name="T3">begin</text:span>, <text:span text:style-name="T3">while</text:span>, <text:span text:style-name="T3">if</text:span>, <text:span text:style-name="T3">end </text:span>}</text:p>
      <text:p text:style-name="P1">follow(<text:span text:style-name="T1">compound_statement</text:span>) = { <text:span text:style-name="T3">.</text:span> , <text:span text:style-name="T3">end </text:span>, <text:span text:style-name="T3">;</text:span> , <text:span text:style-name="T3">else</text:span> }</text:p>
      <text:p text:style-name="P1"/>
      <text:p text:style-name="P1">first(<text:span text:style-name="T1">statement_list</text:span>) = { <text:span text:style-name="T3">id</text:span>, <text:span text:style-name="T3">begin</text:span>, <text:span text:style-name="T3">while</text:span>, <text:span text:style-name="T3">if </text:span>}</text:p>
      <text:p text:style-name="P1">follow(<text:span text:style-name="T1">statement_list</text:span>) = { <text:span text:style-name="T3">end</text:span> }</text:p>
      <text:p text:style-name="P1"/>
      <text:p text:style-name="P1">first(<text:span text:style-name="T1">statement_list'</text:span>) = { <text:span text:style-name="T3">; </text:span>, <text:span text:style-name="T3">ε</text:span> }</text:p>
      <text:p text:style-name="P1">follow(<text:span text:style-name="T1">statement_list'</text:span>) = { <text:span text:style-name="T3">end</text:span> }</text:p>
      <text:p text:style-name="P1"/>
      <text:p text:style-name="P1">first(<text:span text:style-name="T1">statement</text:span>) = { <text:span text:style-name="T3">id</text:span>, <text:span text:style-name="T3">begin</text:span>, <text:span text:style-name="T3">while</text:span>, <text:span text:style-name="T3">if </text:span>}</text:p>
      <text:p text:style-name="P1">follow(<text:span text:style-name="T1">statement</text:span>) = { <text:span text:style-name="T3">end </text:span>, <text:span text:style-name="T3">;</text:span> , <text:span text:style-name="T3">else</text:span> }</text:p>
      <text:p text:style-name="P1"/>
      <text:p text:style-name="P1">first(<text:span text:style-name="T1">statement'</text:span>) = { <text:span text:style-name="T3">else </text:span>, <text:span text:style-name="T3">ε</text:span> }</text:p>
      <text:p text:style-name="P1">follow(<text:span text:style-name="T1">statement'</text:span>) = { <text:span text:style-name="T3">end </text:span>, <text:span text:style-name="T3">;</text:span> , <text:span text:style-name="T3">else</text:span> }</text:p>
      <text:p text:style-name="P1"/>
      <text:p text:style-name="P1">first(<text:span text:style-name="T1">variable</text:span>) = { <text:span text:style-name="T3">id </text:span>}</text:p>
      <text:p text:style-name="P1">follow(<text:span text:style-name="T1">variable</text:span>) = { <text:span text:style-name="T3">assignop</text:span> }</text:p>
      <text:p text:style-name="P1"/>
      <text:p text:style-name="P1">first(<text:span text:style-name="T1">variable'</text:span>) = { <text:span text:style-name="T3">[ </text:span>, <text:span text:style-name="T3">ε</text:span> }</text:p>
      <text:p text:style-name="P1">follow(<text:span text:style-name="T1">variable'</text:span>) = { <text:span text:style-name="T3">assignop</text:span> }</text:p>
      <text:p text:style-name="P1"/>
      <text:p text:style-name="P1">first(<text:span text:style-name="T1">expression_list</text:span>) = { <text:span text:style-name="T3">num</text:span>, <text:span text:style-name="T3">not</text:span>, <text:span text:style-name="T3">(</text:span>, <text:span text:style-name="T3">id</text:span>, <text:span text:style-name="T3">+</text:span>, <text:span text:style-name="T3">-</text:span> }</text:p>
      <text:p text:style-name="P1">follow(<text:span text:style-name="T1">expression_list</text:span>) = { <text:span text:style-name="T3">)</text:span> }</text:p>
      <text:p text:style-name="P1"/>
      <text:p text:style-name="P1">first(<text:span text:style-name="T1">expression_list'</text:span>) = { <text:span text:style-name="T3">, </text:span>, <text:span text:style-name="T3">ε</text:span> }</text:p>
      <text:p text:style-name="P1">follow(<text:span text:style-name="T1">expression_list</text:span>) = { <text:span text:style-name="T3">)</text:span> }</text:p>
      <text:p text:style-name="P1"/>
      <text:p text:style-name="P1">first(<text:span text:style-name="T1">expression</text:span>) = { <text:span text:style-name="T3">num</text:span>, <text:span text:style-name="T3">not</text:span>, <text:span text:style-name="T3">(</text:span>, <text:span text:style-name="T3">id</text:span>, <text:span text:style-name="T3">+</text:span>, <text:span text:style-name="T3">-</text:span> }</text:p>
      <text:p text:style-name="P1">follow(<text:span text:style-name="T1">expression</text:span>) = { <text:span text:style-name="T3">end </text:span>, <text:span text:style-name="T3">;</text:span> , <text:span text:style-name="T3">else</text:span> , <text:span text:style-name="T3">do</text:span> , <text:span text:style-name="T3">then</text:span> , <text:span text:style-name="T3">]</text:span> , <text:span text:style-name="T3">,</text:span> , <text:span text:style-name="T3">)</text:span> }</text:p>
      <text:p text:style-name="P1"/>
      <text:p text:style-name="P1">first(<text:span text:style-name="T1">expression'</text:span>) = { <text:span text:style-name="T3">relop</text:span>, <text:span text:style-name="T3">ε</text:span> }</text:p>
      <text:p text:style-name="P1">follow(<text:span text:style-name="T1">expression'</text:span>) = { <text:span text:style-name="T3">end </text:span>, <text:span text:style-name="T3">;</text:span> , <text:span text:style-name="T3">else</text:span> , <text:span text:style-name="T3">do</text:span> , <text:span text:style-name="T3">then</text:span> , <text:span text:style-name="T3">]</text:span> , <text:span text:style-name="T3">,</text:span> , <text:span text:style-name="T3">)</text:span> }</text:p>
      <text:p text:style-name="P1"/>
      <text:p text:style-name="P1">first(<text:span text:style-name="T1">simple_expression</text:span>) = { <text:span text:style-name="T3">num</text:span>, <text:span text:style-name="T3">not</text:span>, <text:span text:style-name="T3">(</text:span>, <text:span text:style-name="T3">id</text:span>, <text:span text:style-name="T3">+</text:span>, <text:span text:style-name="T3">-</text:span> }</text:p>
      <text:p text:style-name="P1">follow(<text:span text:style-name="T1">simple_expression</text:span>) = { <text:span text:style-name="T3">end </text:span>, <text:span text:style-name="T3">;</text:span> , <text:span text:style-name="T3">else</text:span> , <text:span text:style-name="T3">do</text:span> , <text:span text:style-name="T3">then</text:span> , <text:span text:style-name="T3">]</text:span> , <text:span text:style-name="T3">,</text:span> , <text:span text:style-name="T3">relop</text:span> , <text:span text:style-name="T3">)</text:span> }</text:p>
      <text:p text:style-name="P1"/>
      <text:p text:style-name="P1">first(<text:span text:style-name="T1">simple_expression'</text:span>) = { <text:span text:style-name="T3">addop</text:span>, <text:span text:style-name="T3">ε</text:span> }</text:p>
      <text:p text:style-name="P1">follow(<text:span text:style-name="T1">simple_expression'</text:span>) = { <text:span text:style-name="T3">end </text:span>, <text:span text:style-name="T3">;</text:span> , <text:span text:style-name="T3">else</text:span> , <text:span text:style-name="T3">do</text:span> , <text:span text:style-name="T3">then</text:span> , <text:span text:style-name="T3">]</text:span> , <text:span text:style-name="T3">,</text:span> , <text:span text:style-name="T3">relop</text:span> , <text:span text:style-name="T3">)</text:span> }</text:p>
      <text:p text:style-name="P1"/>
      <text:p text:style-name="P1">first(<text:span text:style-name="T1">term</text:span>) = { <text:span text:style-name="T3">num</text:span>, <text:span text:style-name="T3">not</text:span>, <text:span text:style-name="T3">(</text:span>, <text:span text:style-name="T3">id</text:span> }</text:p>
      <text:p text:style-name="P1">follow(<text:span text:style-name="T1">term</text:span>) = { <text:span text:style-name="T3">addop</text:span> , <text:span text:style-name="T3">end </text:span>, <text:span text:style-name="T3">;</text:span> , <text:span text:style-name="T3">else</text:span> , <text:span text:style-name="T3">do</text:span> , <text:span text:style-name="T3">then</text:span> , <text:span text:style-name="T3">]</text:span> , <text:span text:style-name="T3">,</text:span> , <text:span text:style-name="T3">relop</text:span> , <text:span text:style-name="T3">)</text:span> }</text:p>
      <text:p text:style-name="P1"/>
      <text:p text:style-name="P1">first(<text:span text:style-name="T1">term'</text:span>) = { <text:span text:style-name="T3">mulop</text:span>, <text:span text:style-name="T3">ε</text:span> }</text:p>
      <text:p text:style-name="P1">follow(<text:span text:style-name="T1">term'</text:span>) = { <text:span text:style-name="T3">addop</text:span> , <text:span text:style-name="T3">end </text:span>, <text:span text:style-name="T3">;</text:span> , <text:span text:style-name="T3">else</text:span> , <text:span text:style-name="T3">do</text:span> , <text:span text:style-name="T3">then</text:span> , <text:span text:style-name="T3">]</text:span> , <text:span text:style-name="T3">,</text:span> , <text:span text:style-name="T3">relop</text:span> , <text:span text:style-name="T3">)</text:span> }</text:p>
      <text:p text:style-name="P1"/>
      <text:p text:style-name="P1">first(<text:span text:style-name="T1">factor</text:span>) = { <text:span text:style-name="T3">num</text:span>, <text:span text:style-name="T3">not</text:span>, <text:span text:style-name="T3">(</text:span>, <text:span text:style-name="T3">id</text:span> }</text:p>
      <text:p text:style-name="P1">follow(<text:span text:style-name="T1">factor</text:span>) = { <text:span text:style-name="T3">mulop</text:span> , <text:span text:style-name="T3">addop</text:span> , <text:span text:style-name="T3">end </text:span>, <text:span text:style-name="T3">;</text:span> , <text:span text:style-name="T3">else</text:span> , <text:span text:style-name="T3">do</text:span> , <text:span text:style-name="T3">then</text:span> , <text:span text:style-name="T3">]</text:span> , <text:span text:style-name="T3">,</text:span> , <text:span text:style-name="T3">relop</text:span> , <text:span text:style-name="T3">)</text:span> }</text:p>
      <text:p text:style-name="P1"/>
      <text:p text:style-name="P1">first(<text:span text:style-name="T1">factor'</text:span>) = { <text:span text:style-name="T3">(</text:span>, <text:span text:style-name="T3">[</text:span>, <text:span text:style-name="T3">ε</text:span> }</text:p>
      <text:p text:style-name="P1">follow(<text:span text:style-name="T1">factor'</text:span>) = { <text:span text:style-name="T3">mulop</text:span> , <text:span text:style-name="T3">addop</text:span> , <text:span text:style-name="T3">end </text:span>, <text:span text:style-name="T3">;</text:span> , <text:span text:style-name="T3">else</text:span> , <text:span text:style-name="T3">do</text:span> , <text:span text:style-name="T3">then</text:span> , <text:span text:style-name="T3">]</text:span> , <text:span text:style-name="T3">,</text:span> , <text:span text:style-name="T3">relop</text:span> , <text:span text:style-name="T3">)</text:span> }</text:p>
      <text:p text:style-name="P1"/>
      <text:p text:style-name="P1">first(<text:span text:style-name="T1">sign</text:span>) = { <text:span text:style-name="T3">+</text:span>, <text:span text:style-name="T3">-</text:span> }</text:p>
      <text:p text:style-name="P1">follow(<text:span text:style-name="T1">sign</text:span>) = { <text:span text:style-name="T3">num</text:span>, <text:span text:style-name="T3">not</text:span>, <text:span text:style-name="T3">(</text:span>, <text:span text:style-name="T3">id</text:span>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2T01:17:30</meta:creation-date>
    <dc:date>2009-09-10T22:57:59</dc:date>
    <meta:editing-duration>PT49H32M48S</meta:editing-duration>
    <meta:editing-cycles>42</meta:editing-cycles>
    <meta:generator>OpenOffice.org/3.0$Unix OpenOffice.org_project/300m15$Build-9379</meta:generator>
    <meta:document-statistic meta:table-count="0" meta:image-count="0" meta:object-count="0" meta:page-count="1" meta:paragraph-count="78" meta:word-count="623" meta:character-count="3185"/>
    <meta:user-defined meta:name="Info 1"/>
    <meta:user-defined meta:name="Info 2"/>
    <meta:user-defined meta:name="Info 3"/>
    <meta:user-defined meta:name="Info 4"/>
  </office:meta>
</office:document-meta>
</file>